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Tahoma1" svg:font-family="Tahoma"/>
    <style:font-face style:name="Whitney" svg:font-family="Whitney, 'Helvetica Neue', Helvetica, Arial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ackground-color="#ffffff">
        <style:background-image/>
      </style:paragraph-properties>
      <style:text-properties fo:color="#000000" style:font-name="Times New Roman" fo:font-size="12pt" style:font-size-asian="12pt" style:font-size-complex="12pt"/>
    </style:style>
    <style:style style:name="P2" style:family="paragraph" style:parent-style-name="Standard">
      <style:paragraph-properties fo:margin-top="0cm" fo:margin-bottom="0cm" fo:line-height="150%" fo:orphans="2" fo:widows="2" fo:background-color="#ffffff" fo:padding="0cm" fo:border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" style:family="paragraph" style:parent-style-name="Preformatted_20_Text">
      <style:paragraph-properties fo:margin-left="0cm" fo:margin-right="0cm" fo:margin-top="0cm" fo:margin-bottom="0cm" fo:line-height="150%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4" style:family="paragraph" style:parent-style-name="Standard">
      <style:paragraph-properties fo:margin-top="0cm" fo:margin-bottom="0cm" fo:line-height="150%" fo:orphans="2" fo:widows="2" fo:background-color="#ffffff" fo:padding="0cm" fo:border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5" style:family="paragraph" style:parent-style-name="Standard">
      <style:paragraph-properties fo:background-color="#ffffff">
        <style:background-image/>
      </style:paragraph-properties>
      <style:text-properties fo:color="#000000" style:font-name="Times New Roman" fo:font-size="12pt" style:font-size-asian="12pt" style:font-size-complex="12pt"/>
    </style:style>
    <style:style style:name="P6" style:family="paragraph" style:parent-style-name="Preformatted_20_Text">
      <style:paragraph-properties fo:margin-top="0cm" fo:margin-bottom="0cm" fo:line-height="150%" fo:orphans="2" fo:widows="2" fo:background-color="#ffffff" fo:padding="0cm" fo:border="none">
        <style:background-image/>
      </style:paragraph-properties>
    </style:style>
    <style:style style:name="P7" style:family="paragraph" style:parent-style-name="Preformatted_20_Text">
      <style:paragraph-properties fo:margin-top="0cm" fo:margin-bottom="0cm" fo:line-height="150%" fo:orphans="2" fo:widows="2" fo:background-color="#ffffff" fo:padding="0cm" fo:border="none">
        <style:background-image/>
      </style:paragraph-properties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P8" style:family="paragraph" style:parent-style-name="Preformatted_20_Text">
      <style:paragraph-properties fo:margin-top="0cm" fo:margin-bottom="0cm" fo:line-height="150%" fo:orphans="2" fo:widows="2" fo:background-color="#ffffff" fo:padding="0cm" fo:border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9" style:family="paragraph" style:parent-style-name="Preformatted_20_Text">
      <style:paragraph-properties fo:margin-left="0cm" fo:margin-right="0cm" fo:margin-top="0cm" fo:margin-bottom="0cm" fo:line-height="150%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T4" style:family="text">
      <style:text-properties fo:color="#dcddde" style:font-name="Whitney" fo:font-style="normal" fo:font-weight="normal"/>
    </style:style>
    <style:style style:name="T5" style:family="text">
      <style:text-properties fo:color="#dcddde" style:font-name="Consolas" fo:font-size="9.75pt" fo:font-style="normal" fo:font-weight="normal"/>
    </style:style>
    <style:style style:name="T6" style:family="text">
      <style:text-properties fo:color="#dcddde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DATABASE data_checkpoint_wcs;</text:p>
      <text:p text:style-name="P1"/>
      <text:p text:style-name="P1">use data_checkpoint_wcs;</text:p>
      <text:p text:style-name="P1"/>
      <text:p text:style-name="P1">CREATE TABLE asset (</text:p>
      <text:p text:style-name="P3"><text:s text:c="4"/>id INT PRIMARY KEY AUTO_INCREMENT NOT NULL,</text:p>
      <text:p text:style-name="P7"><text:span text:style-name="T1"><text:s text:c="4"/>name VARCHAR(80) NOT NULL,</text:span></text:p>
      <text:p text:style-name="P7"><text:span text:style-name="T1"><text:s text:c="4"/>stock_id INT NOT NULL,</text:span></text:p>
      <text:p text:style-name="P7"><text:span text:style-name="T1"><text:s text:c="4"/>CONSTRAINT fk_asset_stock</text:span></text:p>
      <text:p text:style-name="P7"><text:span text:style-name="T1"><text:s text:c="4"/>FOREIGN KEY (stock_id)</text:span></text:p>
      <text:p text:style-name="P7"><text:span text:style-name="T1"><text:s text:c="4"/>REFERENCES stock(id)</text:span></text:p>
      <text:p text:style-name="P7"><text:span text:style-name="T1"><text:s text:c="4"/>price_id INT NOT NULL,</text:span></text:p>
      <text:p text:style-name="P7"><text:span text:style-name="T1"><text:s text:c="4"/>CONSTRAINT fk_asset_price</text:span></text:p>
      <text:p text:style-name="P7"><text:span text:style-name="T1"><text:s text:c="4"/>FOREIGN KEY (price_id)</text:span></text:p>
      <text:p text:style-name="P7"><text:span text:style-name="T1"><text:s text:c="4"/>REFERENCES price(id)</text:span></text:p>
      <text:p text:style-name="P2">);</text:p>
      <text:p text:style-name="P7"/>
      <text:p text:style-name="P1">CREATE TABLE stock (</text:p>
      <text:p text:style-name="P3"><text:s text:c="4"/>id INT PRIMARY KEY AUTO_INCREMENT NOT NULL,</text:p>
      <text:p text:style-name="P3"><text:s text:c="4"/>quantity INT NOT NULL</text:p>
      <text:p text:style-name="P2">);</text:p>
      <text:p text:style-name="P2"/>
      <text:p text:style-name="P1">CREATE TABLE price (</text:p>
      <text:p text:style-name="P3"><text:s text:c="4"/>id INT PRIMARY KEY AUTO_INCREMENT NOT NULL,</text:p>
      <text:p text:style-name="P3"><text:s text:c="4"/>price DECIMAL NOT NULL</text:p>
      <text:p text:style-name="P2">);</text:p>
      <text:p text:style-name="P2"/>
      <text:p text:style-name="P1">CREATE TABLE user (</text:p>
      <text:p text:style-name="P3"><text:s text:c="4"/>id INT PRIMARY KEY AUTO_INCREMENT NOT NULL,</text:p>
      <text:p text:style-name="P8"><text:s text:c="4"/>username VARCHAR(80) NOT NULL,</text:p>
      <text:p text:style-name="P6"><text:span text:style-name="T3"><text:s text:c="4"/>email </text:span><text:span text:style-name="T2">VARCHAR(150) NOT NULL,</text:span></text:p>
      <text:p text:style-name="P8"><text:s text:c="4"/>password_hash VARCHAR (255) NOT NULL,</text:p>
      <text:p text:style-name="P7"><text:s text:c="4"/>birth_date<text:span text:style-name="T1"> DATE NOT NULL,</text:span></text:p>
      <text:p text:style-name="P7"><text:s text:c="4"/>country<text:span text:style-name="T1"> VARCHAR(80) NOT NULL,</text:span></text:p>
      <text:p text:style-name="P8"><text:s text:c="4"/>address VARCHAR(255) NOT NULL,</text:p>
      <text:p text:style-name="P8"><text:s text:c="4"/>city VARCHAR(80) NOT NULL,</text:p>
      <text:p text:style-name="P7"><text:s text:c="4"/>zip_code<text:span text:style-name="T1"> VARCHAR(5) NOT NULL</text:span></text:p>
      <text:p text:style-name="P8"><text:s text:c="3"/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Tahoma1" svg:font-family="Tahoma"/>
    <style:font-face style:name="Whitney" svg:font-family="Whitney, 'Helvetica Neue', Helvetica, Arial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41M24S</meta:editing-duration>
    <meta:editing-cycles>29</meta:editing-cycles>
    <meta:generator>OpenOffice/4.1.7$Win32 OpenOffice.org_project/417m1$Build-9800</meta:generator>
    <dc:date>2022-07-20T00:07:02.54</dc:date>
    <meta:document-statistic meta:table-count="0" meta:image-count="0" meta:object-count="0" meta:page-count="1" meta:paragraph-count="33" meta:word-count="120" meta:character-count="894"/>
    <meta:user-defined meta:name="Info 1"/>
    <meta:user-defined meta:name="Info 2"/>
    <meta:user-defined meta:name="Info 3"/>
    <meta:user-defined meta:name="Info 4"/>
  </office:meta>
</office:document-meta>
</file>